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9c5" officeooo:paragraph-rsid="001109c5"/>
    </style:style>
    <style:style style:name="P2" style:family="paragraph" style:parent-style-name="Standard">
      <style:text-properties officeooo:rsid="001232fd" officeooo:paragraph-rsid="001232fd"/>
    </style:style>
    <style:style style:name="P3" style:family="paragraph" style:parent-style-name="Standard">
      <style:text-properties officeooo:rsid="0013f810" officeooo:paragraph-rsid="0014df88"/>
    </style:style>
    <style:style style:name="P4" style:family="paragraph" style:parent-style-name="Standard">
      <style:text-properties fo:font-weight="bold" officeooo:rsid="001109c5" officeooo:paragraph-rsid="001109c5" style:font-weight-asian="bold" style:font-weight-complex="bold"/>
    </style:style>
    <style:style style:name="T1" style:family="text">
      <style:text-properties officeooo:rsid="001232fd"/>
    </style:style>
    <style:style style:name="T2" style:family="text">
      <style:text-properties officeooo:rsid="0013f810"/>
    </style:style>
    <style:style style:name="T3" style:family="text">
      <style:text-properties officeooo:rsid="0014df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ver Letter</text:p>
      <text:p text:style-name="P1"/>
      <text:p text:style-name="P1">Dear Editor,</text:p>
      <text:p text:style-name="P1"/>
      <text:p text:style-name="P1">I am sending you our manuscript entitled “Multi-Domain Finite Element Meshing for Parotid Acinar Cell Modeling and Simulation” by Rugis et al. We would like to have the manuscript considered for publication in PLOS ONE.</text:p>
      <text:p text:style-name="P1"/>
      <text:p text:style-name="P3"><text:span text:style-name="T3">Prior </text:span>physiological <text:span text:style-name="T3">investigation</text:span> and mathematical modeling of calcium dynamics in parotid acinar cells <text:span text:style-name="T3">done by our group (and others) has led</text:span> to the point where the effects of realistic 3-D structure need to be taken into account. </text:p>
      <text:p text:style-name="P1"/>
      <text:p text:style-name="P2">W<text:span text:style-name="T3">ith this 3-D structural goal in mind, w</text:span>e designed methods and a work-flow that allow us to create fully solid gapless volumetric mesh models of parotid acinar cells starting from a microscopy image stack. The quality of the meshes has been <text:span text:style-name="T2">verifi</text:span>ed <text:span text:style-name="T2">by the fact that our simulation numerical methods converge when using the meshes.</text:span></text:p>
      <text:p text:style-name="P1"/>
      <text:p text:style-name="P1">We believe that our mesh creation method <text:span text:style-name="T1">and work-flow </text:span>would be of interest to <text:span text:style-name="T1">any research group <text:s/>constructing realistic volumetric 3-D structural models for simulation of biological systems.</text:span></text:p>
      <text:p text:style-name="P1"/>
      <text:p text:style-name="P1">Sincerely yours,</text:p>
      <text:p text:style-name="P1"/>
      <text:p text:style-name="P1">John Rugis (corresponding author)</text:p>
      <text:p text:style-name="P1"/>
      <text:p text:style-name="P1">Department of Mathematics</text:p>
      <text:p text:style-name="P1">University of Auckland</text:p>
      <text:p text:style-name="P1">New Zealand</text:p>
      <text:p text:style-name="P1"/>
      <text:p text:style-name="P1">j.rugis@auckland.ac.nz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2:35:33.445534925</meta:creation-date>
    <dc:date>2018-02-10T13:19:18.393821466</dc:date>
    <meta:editing-duration>PT9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74" meta:character-count="1127" meta:non-whitespace-character-count="963"/>
  </office:meta>
</office:document-meta>
</file>